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3">
      <style:text-properties officeooo:rsid="00026411" officeooo:paragraph-rsid="00026411"/>
    </style:style>
    <style:style style:name="P2" style:family="paragraph" style:parent-style-name="Standard">
      <style:text-properties officeooo:paragraph-rsid="00026411"/>
    </style:style>
    <style:style style:name="P3" style:family="paragraph" style:parent-style-name="Standard" style:list-style-name="L3">
      <style:text-properties officeooo:paragraph-rsid="00026411"/>
    </style:style>
    <style:style style:name="P4" style:family="paragraph" style:parent-style-name="Standard" style:list-style-name="L3">
      <style:text-properties officeooo:rsid="00042d2c" officeooo:paragraph-rsid="00058b78"/>
    </style:style>
    <style:style style:name="P5" style:family="paragraph" style:parent-style-name="Standard">
      <style:text-properties officeooo:rsid="00042d2c" officeooo:paragraph-rsid="00042d2c"/>
    </style:style>
    <style:style style:name="P6" style:family="paragraph" style:parent-style-name="Standard">
      <style:text-properties officeooo:paragraph-rsid="00042d2c"/>
    </style:style>
    <style:style style:name="P7" style:family="paragraph" style:parent-style-name="Standard" style:master-page-name="">
      <style:paragraph-properties fo:margin-left="0.5in" fo:margin-right="0in" fo:text-indent="-0.25in" style:auto-text-indent="false" style:page-number="auto"/>
      <style:text-properties officeooo:rsid="00073286" officeooo:paragraph-rsid="000803c5"/>
    </style:style>
    <style:style style:name="P8" style:family="paragraph" style:parent-style-name="Standard">
      <style:paragraph-properties fo:margin-left="0.5in" fo:margin-right="0in" fo:text-indent="-0.25in" style:auto-text-indent="false"/>
      <style:text-properties officeooo:rsid="00073286" officeooo:paragraph-rsid="000803c5"/>
    </style:style>
    <style:style style:name="P9" style:family="paragraph" style:parent-style-name="Standard">
      <style:paragraph-properties fo:margin-left="0.5in" fo:margin-right="0in" fo:text-indent="-0.25in" style:auto-text-indent="false"/>
      <style:text-properties officeooo:rsid="000803c5" officeooo:paragraph-rsid="000803c5"/>
    </style:style>
    <style:style style:name="P10" style:family="paragraph" style:parent-style-name="Standard">
      <style:paragraph-properties fo:margin-left="0.5in" fo:margin-right="0in" fo:text-indent="-0.25in" style:auto-text-indent="false"/>
      <style:text-properties officeooo:rsid="000803c5" officeooo:paragraph-rsid="00092021"/>
    </style:style>
    <style:style style:name="P11" style:family="paragraph" style:parent-style-name="Standard">
      <style:paragraph-properties fo:margin-left="0.5in" fo:margin-right="0in" fo:text-indent="-0.25in" style:auto-text-indent="false"/>
      <style:text-properties officeooo:rsid="00092021" officeooo:paragraph-rsid="00092021"/>
    </style:style>
    <style:style style:name="T1" style:family="text">
      <style:text-properties officeooo:rsid="00026411"/>
    </style:style>
    <style:style style:name="T2" style:family="text">
      <style:text-properties officeooo:rsid="00042d2c"/>
    </style:style>
    <style:style style:name="T3" style:family="text">
      <style:text-properties officeooo:rsid="00058b78"/>
    </style:style>
    <style:style style:name="T4" style:family="text">
      <style:text-properties officeooo:rsid="00073286"/>
    </style:style>
    <style:style style:name="T5" style:family="text">
      <style:text-properties officeooo:rsid="000803c5"/>
    </style:style>
    <style:style style:name="T6" style:family="text">
      <style:text-properties officeooo:rsid="0009202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340319224713256368" text:style-name="L3">
        <text:list-item>
          <text:p text:style-name="P1">First, make sure you have a folder called “rviz_cfg” with “mapping_demo.rviz” in it under your hector_slam_launch install location. You can find your hector_slam_launch package files by typing “rospack find hector_slam_launch” in the command line. For example my hector_slam_launch package is at “/opt/ros/indigo/share/hector_slam_launch” and the required file is under “/opt/ros/indigo/share/hector_slam_launch/rviz_cfg/mapping_demo.rviz”.</text:p>
          <text:p text:style-name="P1"/>
          <text:p text:style-name="P3"><text:span text:style-name="T1">I mention this mapping_demo.rviz file because for whatever reason it did not come with the hector slam files when I installed using apt-get. This file controls the startup configuration of rviz when you open it and ensures that you are watching the same stuff as me when you run my launch files.</text:span></text:p>
          <text:p text:style-name="P3"/>
          <text:p text:style-name="P3"><text:span text:style-name="T1">The file may or may not be there for you depending on how you installed hector_slam, but if it isn't you should make a new “rviz_cfg” folder and copy in the “mapping_demo.rviz” file from the github repo for hector slam:</text:span></text:p>
          <text:p text:style-name="P3"/>
          <text:p text:style-name="P3"><text:a xlink:type="simple" xlink:href="https://github.com/tu-darmstadt-ros-pkg/hector_slam/tree/catkin/hector_slam_launch/rviz_cfg"><text:span text:style-name="T1">https://github.com/tu-darmstadt-ros-pkg/hector_slam/tree/catkin/hector_slam_launch/rviz_cfg</text:span></text:a></text:p>
        </text:list-item>
      </text:list>
      <text:p text:style-name="P2"/>
      <text:p text:style-name="P2"/>
      <text:p text:style-name="P2"/>
      <text:list xml:id="list170151410505160" text:continue-numbering="true" text:style-name="L3">
        <text:list-item>
          <text:p text:style-name="P4"><text:span text:style-name="T5">N</text:span>ext go to your catkin workspace (“~/catkin_ws/src” for me) and create a package for your slam launch stuff:</text:p>
        </text:list-item>
      </text:list>
      <text:p text:style-name="P5"><text:tab/></text:p>
      <text:p text:style-name="P5"><text:tab/>source ~/catkin_ws/devel/setup.bash</text:p>
      <text:p text:style-name="P5"><text:tab/>roscreate-pkg slam_launch</text:p>
      <text:p text:style-name="P5"/>
      <text:p text:style-name="P5"><text:tab/><text:span text:style-name="T3">go into the created slam_launch folder and make a “launch” folder, then cd into that and move <text:tab/>in three launch files “geotiff_mapper.launch”, “hector_mapping.launch” and “slam.launch” that <text:tab/>I will send you</text:span></text:p>
      <text:p text:style-name="P6"/>
      <text:p text:style-name="P6"/>
      <text:p text:style-name="P6"/>
      <text:p text:style-name="P7">3.<text:tab/><text:span text:style-name="T5">Plug in your RPLIDAR sensor and </text:span>open a new terminal and source your rplidar_ros driv<text:span text:style-name="T5">er </text:span>install location (also “~/catkin_ws/src” for me), <text:span text:style-name="T5">then run the rplidar_ros driver</text:span>:</text:p>
      <text:p text:style-name="P8"/>
      <text:p text:style-name="P8"><text:tab/><text:span text:style-name="T2">source ~/catkin_ws/devel/setup.bash</text:span></text:p>
      <text:p text:style-name="P8"><text:tab/><text:span text:style-name="T5">roslaunch rplidar_ros rplidar.launch</text:span></text:p>
      <text:p text:style-name="P8"/>
      <text:p text:style-name="P8"/>
      <text:p text:style-name="P9">4.<text:tab/>Open a new terminal and source your slam_launch package install location, <text:span text:style-name="T6">then run your slam.launch file</text:span></text:p>
      <text:p text:style-name="P9"/>
      <text:p text:style-name="P10"><text:span text:style-name="T4"><text:tab/>source ~/catkin_ws/devel/setup.bash</text:span></text:p>
      <text:p text:style-name="P10"><text:tab/><text:span text:style-name="T6">roslaunch slam_launch slam.launch</text:span></text:p>
      <text:p text:style-name="P10"/>
      <text:p text:style-name="P11">5.<text:tab/>Rviz should now pop up with your map. If its like mine it will seem to lose tracking too easily, at least its not as nice as the one in <text:a xlink:type="simple" xlink:href="https://www.youtube.com/watch?v=pCF7P7u8pDk">https://www.youtube.com/watch?v=pCF7P7u8pDk</text:a> some parameters probably have to be tweaked to get it right.</text:p>
      <text:p text:style-name="P11"/>
      <text:p text:style-name="P11"><text:tab/>If the guide doesnt help let me know and I'll see what I can 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0T15:43:31.438631993</meta:creation-date>
    <dc:date>2015-08-20T17:01:50.222076423</dc:date>
    <meta:editing-duration>PT1H4M55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7" meta:word-count="308" meta:character-count="2158" meta:non-whitespace-character-count="1855"/>
  </office:meta>
</office:document-meta>
</file>